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0861" officeooo:paragraph-rsid="000408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mos mejorando. Ahora quiero implementar varias cosas extra para aumentar la efectividad del detector:</text:p>
      <text:p text:style-name="P1"/>
      <text:p text:style-name="P1">1. Que cada rango venga marcado en la parte superior derecha con una letra que lo identifique A, B, C, etc de acuerdo al orden en que fue identificado. Así es más fácil para el usuario saber cuál es ese rango cuando mire en el menú de rangos detectados.</text:p>
      <text:p text:style-name="P1">2. Cuando hay un rango detectado y el precio se sale de él, en algunos casos después de un número de velas, vuelve a entrar en el rango y se queda ahí. Cuando el precio reingresa debería completarse el rango y continuar activo. En el menú de opciones el usuario puede escoger cuántas velas se debe esperar para que esto sea válido.</text:p>
      <text:p text:style-name="P1">3. Tener la opción de fusionar rangos manualmente. Si hay dos rangos que están uno al lado del otro y el usuario ve que pueden ser un mismo rango, que él pueda ingresar en las opciones fusionarlos. Puede escoger por ejemplo, el rango F con el rango G, creando así el rango FG.</text:p>
      <text:p text:style-name="P1">4. El selector de fechas para el rango no está dando la experiencia de usuario que esperaba. Podemos deshabilitarlo y dejar que calcule los rangos en todo el historial según los límites de días que tenemos para el timeframe seleccionado (5 días para el de 5 minutos, 15 días para el de 15 minutos, etc). Para que esto no vuelva lenta la aplicación, la idea es que sólo se calculen los rangos en la monedas a las que el usuario les haya seleccionado la opción de “habilitar la detección automática de rang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7:57:23.945494200</meta:creation-date>
    <dc:date>2025-11-11T15:23:02.969789000</dc:date>
    <meta:editing-duration>PT7H15M24S</meta:editing-duration>
    <meta:editing-cycles>1</meta:editing-cycles>
    <meta:document-statistic meta:table-count="0" meta:image-count="0" meta:object-count="0" meta:page-count="1" meta:paragraph-count="5" meta:word-count="270" meta:character-count="1473" meta:non-whitespace-character-count="1208"/>
    <meta:generator>LibreOffice/25.2.6.2$Windows_X86_64 LibreOffice_project/729c5bfe710f5eb71ed3bbde9e06a6065e9c6c5d</meta:generator>
  </office:meta>
</office:document-meta>
</file>